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rianne" svg:font-family="Marianne, 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000000" style:font-name="Marianne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Marianne" fo:font-size="12pt" fo:letter-spacing="normal" fo:font-style="normal" fo:font-weight="bold"/>
    </style:style>
    <style:style style:name="T3" style:family="text">
      <style:text-properties fo:font-variant="normal" fo:text-transform="none" fo:color="#00577d" style:font-name="Marianne" fo:font-size="12pt" fo:letter-spacing="normal" fo:font-style="normal" style:text-underline-style="solid" style:text-underline-width="auto" style:text-underline-color="font-color" fo:font-weight="normal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dresses :</text:span><text:a xlink:type="simple" xlink:href="http://info.blaisepascal.fr/programmation-orientee-objet" office:target-frame-name="_blank" xlink:show="new" text:style-name="Internet_20_link" text:visited-style-name="Visited_20_Internet_20_Link"><text:span text:style-name="T3">http://info.blaisepascal.fr/programmation-orientee-objet</text:span></text:a><text:span text:style-name="T1"> et </text:span><text:a xlink:type="simple" xlink:href="http://https//python.doctor/page-apprendre-programmation-orientee-objet-poo-classes-python-cours-debutants" office:target-frame-name="_blank" xlink:show="new" text:style-name="Internet_20_link" text:visited-style-name="Visited_20_Internet_20_Link"><text:span text:style-name="T3">http://https://python.doctor/page-apprendre-programmation-orientee-objet-poo-classes-python-cours-debutants</text:span></text:a></text:p>
      <text:p text:style-name="P1"><text:span text:style-name="Emphasis"><text:span text:style-name="T1">Auteur : C. Faury et Django Internet web</text:span></text:span><text:span text:style-name="T1"><text:line-break/></text:span><text:span text:style-name="Strong_20_Emphasis"><text:span text:style-name="T2">Type de document : </text:span></text:span><text:span text:style-name="T1">cours.<text:line-break/>Présentation de la programmation orientée objet et syntaxe Python. Présente la notion d’héritage et de polymorphisme (hors-programme)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rianne" svg:font-family="Marianne, 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S</meta:editing-duration>
    <meta:editing-cycles>3</meta:editing-cycles>
    <meta:generator>OpenOffice/4.1.10$Win32 OpenOffice.org_project/4110m2$Build-9807</meta:generator>
    <dc:date>2021-11-03T12:25:05.71</dc:date>
    <meta:document-statistic meta:table-count="0" meta:image-count="0" meta:object-count="0" meta:page-count="1" meta:paragraph-count="2" meta:word-count="34" meta:character-count="378"/>
    <dc:creator>Tifaine Secheret</dc:creator>
    <meta:user-defined meta:name="Info 1"/>
    <meta:user-defined meta:name="Info 2"/>
    <meta:user-defined meta:name="Info 3"/>
    <meta:user-defined meta:name="Info 4"/>
  </office:meta>
</office:document-meta>
</file>